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position="0% 100%" style:text-underline-style="none" fo:font-weight="normal" officeooo:rsid="0027e8f7" officeooo:paragraph-rsid="0016c51c" style:font-weight-asian="normal" style:font-weight-complex="normal"/>
    </style:style>
    <style:style style:name="P2" style:family="paragraph" style:parent-style-name="Standard">
      <style:text-properties style:text-position="0% 100%" style:text-underline-style="none" fo:font-weight="normal" officeooo:rsid="0026ef85" officeooo:paragraph-rsid="0016c51c" style:font-weight-asian="normal" style:font-weight-complex="normal"/>
    </style:style>
    <style:style style:name="P3" style:family="paragraph" style:parent-style-name="Standard">
      <style:text-properties style:text-position="0% 100%" style:text-underline-style="none" fo:font-weight="bold" officeooo:rsid="0026ef85" officeooo:paragraph-rsid="0016c51c" style:font-weight-asian="bold" style:font-weight-complex="bold"/>
    </style:style>
    <style:style style:name="P4" style:family="paragraph" style:parent-style-name="Standard">
      <style:text-properties style:text-position="0% 100%" style:text-underline-style="none" fo:font-weight="bold" officeooo:rsid="00176ca6" officeooo:paragraph-rsid="00176ca6" style:font-weight-asian="bold" style:font-weight-complex="bold"/>
    </style:style>
    <style:style style:name="P5" style:family="paragraph" style:parent-style-name="Standard">
      <style:text-properties style:text-position="0% 100%" style:text-underline-style="solid" style:text-underline-width="auto" style:text-underline-color="font-color" fo:font-weight="bold" officeooo:rsid="0026ef85" officeooo:paragraph-rsid="0016c51c" style:font-weight-asian="bold" style:font-weight-complex="bold"/>
    </style:style>
    <style:style style:name="P6" style:family="paragraph" style:parent-style-name="Standard">
      <style:paragraph-properties fo:break-before="page"/>
      <style:text-properties style:text-position="0% 100%" style:text-underline-style="solid" style:text-underline-width="auto" style:text-underline-color="font-color" fo:font-weight="bold" officeooo:rsid="0026ef85" officeooo:paragraph-rsid="0016c51c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7e8f7" style:font-weight-asian="normal" style:font-weight-complex="normal"/>
    </style:style>
    <style:style style:name="T3" style:family="text">
      <style:text-properties officeooo:rsid="0027e8f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III. Prüfverfahren</text:p>
      <text:p text:style-name="P5"/>
      <text:p text:style-name="P3">I. Paritätsbit</text:p>
      <text:p text:style-name="P3"><text:tab/>Definition:</text:p>
      <text:p text:style-name="P3"><text:tab/><text:span text:style-name="T1">An die Bitfolge wird ein Prüfbit angehängt, durch das die Anzahl der Einsen in der Bitfolge <text:tab/>gerade wird.</text:span></text:p>
      <text:p text:style-name="P2"/>
      <text:p text:style-name="P3"><text:span text:style-name="T1"><text:tab/></text:span>Be<text:span text:style-name="T3">ispiel</text:span>:</text:p>
      <text:p text:style-name="P2"><text:tab/>Bitfolge: 10010111</text:p>
      <text:p text:style-name="P2"><text:tab/>Berechnung: Anzahl der Einsen ist ungerade</text:p>
      <text:p text:style-name="P2"><text:tab/>Prüfbit: 1</text:p>
      <text:p text:style-name="P2"/>
      <text:p text:style-name="P3">II. Prüfsumme</text:p>
      <text:p text:style-name="P3"><text:tab/>Definition:</text:p>
      <text:p text:style-name="P3"><text:tab/><text:span text:style-name="T2">Es werden alle Bits der Bitfolge addiert. Die Summe wird modulo n gerechnet, wobei durch <text:tab/>n die Länge der Prüfsumme bestimmt wird.</text:span></text:p>
      <text:p text:style-name="P1"/>
      <text:p text:style-name="P3"><text:span text:style-name="T2"><text:tab/></text:span><text:span text:style-name="T3">Beispiel:</text:span></text:p>
      <text:p text:style-name="P3"><text:tab/><text:span text:style-name="T2">Bitfolge: 10110111</text:span></text:p>
      <text:p text:style-name="P1"><text:tab/>Berechnung: (1+0+1+1+0+1+1+1)mod4 = 1 r 2</text:p>
      <text:p text:style-name="P1"><text:tab/>Prüfsumme: 10 <text:s/>(Rest 2)</text:p>
      <text:p text:style-name="P1"/>
      <text:p text:style-name="P4">III. XOR-Prüfsumme</text:p>
      <text:p text:style-name="P4"><text:tab/>Definition:</text:p>
      <text:p text:style-name="P4"><text:tab/><text:span text:style-name="T1">Mehrere gleich lange Teile einer Bitfolge werden XOR-verknüpft. Es entsteht eine <text:tab/>Prüfsumme, die die gleiche Länge wie die einzelnen Bitfolgen hat.</text:span></text:p>
      <text:p text:style-name="P4"><text:span text:style-name="T1"/></text:p>
      <text:p text:style-name="P4"><text:span text:style-name="T1"><text:tab/></text:span>Beispiel:</text:p>
      <text:p text:style-name="P4"><text:tab/><text:span text:style-name="T1">Bitfolge: 10110011</text:span></text:p>
      <text:p text:style-name="P4"><text:span text:style-name="T1"><text:tab/>Berechnung:<text:tab/><text:tab/>10110011</text:span></text:p>
      <text:p text:style-name="P4"><text:span text:style-name="T1"><text:tab/><text:tab/><text:tab/>XOR<text:tab/>01101000</text:span></text:p>
      <text:p text:style-name="P4"><text:span text:style-name="T1"><text:tab/>Prüfsumme:<text:tab/><text:tab/>11011011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1T08:29:20.074000000</meta:creation-date>
    <dc:date>2021-11-11T08:41:24.489000000</dc:date>
    <meta:editing-duration>PT12M4S</meta:editing-duration>
    <meta:editing-cycles>2</meta:editing-cycles>
    <meta:generator>LibreOffice/7.0.6.2$Windows_x86 LibreOffice_project/144abb84a525d8e30c9dbbefa69cbbf2d8d4ae3b</meta:generator>
    <meta:document-statistic meta:table-count="0" meta:image-count="0" meta:object-count="0" meta:page-count="1" meta:paragraph-count="23" meta:word-count="105" meta:character-count="749" meta:non-whitespace-character-count="640"/>
  </office:meta>
</office:document-meta>
</file>